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70%" fo:text-align="center" style:justify-single-word="false"/>
      <style:text-properties fo:color="#000000" fo:font-size="12pt" fo:font-weight="normal" officeooo:rsid="00113319" officeooo:paragraph-rsid="00120d76" style:font-size-asian="12pt" style:font-weight-asian="normal" style:font-size-complex="12pt" style:font-weight-complex="normal"/>
    </style:style>
    <style:style style:name="P2" style:family="paragraph" style:parent-style-name="Standard" style:master-page-name="Standard">
      <style:paragraph-properties fo:line-height="170%" fo:text-align="center" style:justify-single-word="false" style:page-number="auto"/>
      <style:text-properties fo:color="#000000" fo:font-size="12pt" fo:font-weight="normal" officeooo:rsid="000ef46d" officeooo:paragraph-rsid="00113319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70%" fo:text-align="center" style:justify-single-word="false"/>
      <style:text-properties fo:color="#000000" fo:font-size="15pt" fo:font-weight="normal" officeooo:rsid="00113319" officeooo:paragraph-rsid="00113319" style:font-size-asian="15pt" style:font-weight-asian="normal" style:font-size-complex="15pt" style:font-weight-complex="normal"/>
    </style:style>
    <style:style style:name="P4" style:family="paragraph" style:parent-style-name="Standard">
      <style:paragraph-properties fo:line-height="170%" fo:text-align="center" style:justify-single-word="false"/>
      <style:text-properties fo:color="#000000" fo:font-size="15pt" fo:font-weight="normal" officeooo:rsid="00113319" officeooo:paragraph-rsid="0021f7c1" style:font-size-asian="15pt" style:font-weight-asian="normal" style:font-size-complex="15pt" style:font-weight-complex="normal"/>
    </style:style>
    <style:style style:name="P5" style:family="paragraph" style:parent-style-name="Standard" style:master-page-name="Standard">
      <style:paragraph-properties fo:line-height="170%" fo:text-align="center" style:justify-single-word="false" style:page-number="auto"/>
      <style:text-properties fo:color="#000000" fo:font-size="12pt" fo:font-weight="normal" officeooo:rsid="000ef46d" officeooo:paragraph-rsid="0021f7c1" style:font-size-asian="12pt" style:font-weight-asian="normal" style:font-size-complex="12pt" style:font-weight-complex="normal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9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officeooo:rsid="00113319"/>
    </style:style>
    <style:style style:name="T2" style:family="text">
      <style:text-properties fo:font-size="10pt" officeooo:rsid="00113319" style:font-size-asian="10pt" style:font-size-complex="10pt"/>
    </style:style>
    <style:style style:name="T3" style:family="text">
      <style:text-properties fo:font-size="10pt" officeooo:rsid="00143425" style:font-size-asian="10pt" style:font-size-complex="10pt"/>
    </style:style>
    <style:style style:name="T4" style:family="text">
      <style:text-properties fo:font-size="26pt" officeooo:rsid="00113319" style:font-size-asian="26pt" style:font-size-complex="26pt"/>
    </style:style>
    <style:style style:name="T5" style:family="text">
      <style:text-properties fo:font-size="26pt" officeooo:rsid="00143425" style:font-size-asian="26pt" style:font-size-complex="26pt"/>
    </style:style>
    <style:style style:name="T6" style:family="text">
      <style:text-properties fo:font-size="26pt" fo:font-weight="bold" officeooo:rsid="00113319" style:font-size-asian="26pt" style:font-weight-asian="bold" style:font-size-complex="26pt" style:font-weight-complex="bold"/>
    </style:style>
    <style:style style:name="T7" style:family="text">
      <style:text-properties officeooo:rsid="0015fbd8"/>
    </style:style>
    <style:style style:name="T8" style:family="text">
      <style:text-properties fo:font-size="10pt" fo:font-weight="normal" style:font-size-asian="10pt" style:font-weight-asian="normal" style:font-size-complex="10pt" style:font-weight-complex="normal"/>
    </style:style>
    <style:style style:name="T9" style:family="text">
      <style:text-properties fo:font-size="10pt" fo:font-weight="bold" style:font-size-asian="10pt" style:font-weight-asian="bold" style:font-size-complex="10pt" style:font-weight-complex="bold"/>
    </style:style>
    <style:style style:name="gr1" style:family="graphic">
      <style:graphic-properties svg:stroke-color="#000000" draw:fill="none" draw:textarea-vertical-align="middle" draw:auto-grow-height="false" fo:min-height="0.716cm" fo:min-width="0.1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="none" draw:textarea-vertical-align="middle" draw:auto-grow-height="false" fo:min-height="3.738cm" fo:min-width="0.1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/><text:span text:style-name="T6">Dom da Fé</text:span><text:span text:style-name="T1"><text:tab/><text:tab/></text:span><text:span text:style-name="T2">Renascer Praise<text:tab/><text:tab/></text:span><text:span text:style-name="T5">[ 46 ]</text:span></text:p>
      <text:p text:style-name="P3">*** Eu preciso crer e confiar</text:p>
      <text:p text:style-name="P3">Ter o dom de esperar em Ti</text:p>
      <text:p text:style-name="P3">Me entregar em fé e continuar</text:p>
      <text:p text:style-name="P3">Sei que tudo podes ressuscitar</text:p>
      <text:p text:style-name="P3">Não importa a luta nem a dor</text:p>
      <text:p text:style-name="P3">Eu estou firmado no Salvador</text:p>
      <text:p text:style-name="P3"><text:span text:style-name="T7">S</text:span>ei que minha resposta vai se levantar</text:p>
      <text:p text:style-name="P3">Porque eu creio no sangue de Jesus</text:p>
      <text:p text:style-name="P3">Que me torna invencível pela fé</text:p>
      <text:p text:style-name="P3"><draw:custom-shape text:anchor-type="paragraph" draw:z-index="0" draw:style-name="gr1" draw:text-style-name="P6" svg:width="0.265cm" svg:height="0.715cm" svg:x="11.785cm" svg:y="-0.131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draw:frame text:anchor-type="paragraph" draw:z-index="1" draw:style-name="gr2" draw:text-style-name="P8" svg:width="1.059cm" svg:height="0.814cm" svg:x="12.049cm" svg:y="-0.229cm"><draw:text-box><text:p text:style-name="P7"><text:span text:style-name="T8">***</text:span></text:p><text:p text:style-name="P7"><text:span text:style-name="T9">2x</text:span></text:p></draw:text-box></draw:frame>Nada e ninguém pode me parar ou me deter</text:p>
      <text:p text:style-name="P3"/>
      <text:p text:style-name="P3"><draw:custom-shape text:anchor-type="paragraph" draw:z-index="2" draw:style-name="gr3" draw:text-style-name="P6" svg:width="0.265cm" svg:height="3.737cm" svg:x="11.388cm" svg:y="-0.145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draw:frame text:anchor-type="paragraph" draw:z-index="3" draw:style-name="gr4" draw:text-style-name="P8" svg:width="1.059cm" svg:height="2.437cm" svg:x="11.837cm" svg:y="0.445cm"><draw:text-box><text:p text:style-name="P9"><text:span text:style-name="T9">2x</text:span></text:p><text:p text:style-name="P9"><text:span text:style-name="T9">F</text:span></text:p><text:p text:style-name="P9"><text:span text:style-name="T9">I</text:span></text:p><text:p text:style-name="P9"><text:span text:style-name="T9">N</text:span></text:p><text:p text:style-name="P9"><text:span text:style-name="T9">A</text:span></text:p><text:p text:style-name="P9"><text:span text:style-name="T9">L</text:span></text:p></draw:text-box></draw:frame>Creio no Deus vivo, Rocha inabalável</text:p>
      <text:p text:style-name="P3">Eu confio em Ti meu Cristo</text:p>
      <text:p text:style-name="P3">Creio no impossível, eu ainda vou viver</text:p>
      <text:p text:style-name="P3">Aleluia, Creio em Ti</text:p>
      <text:p text:style-name="P3"/>
      <text:p text:style-name="P3">Creio em Ti; Creio em Ti</text:p>
      <text:p text:style-name="P3">Creio em Ti; Creio em Ti</text:p>
      <text:p text:style-name="P5"><text:s/><text:span text:style-name="T6">Dom da Fé</text:span><text:span text:style-name="T1"><text:tab/><text:tab/></text:span><text:span text:style-name="T2">Renascer Praise<text:tab/><text:tab/></text:span><text:span text:style-name="T5">[ 46 ]</text:span></text:p>
      <text:p text:style-name="P4">*** Eu preciso crer e confiar</text:p>
      <text:p text:style-name="P4">Ter o dom de esperar em Ti</text:p>
      <text:p text:style-name="P4">Me entregar em fé e continuar</text:p>
      <text:p text:style-name="P4">Sei que tudo podes ressuscitar</text:p>
      <text:p text:style-name="P4">Não importa a luta nem a dor</text:p>
      <text:p text:style-name="P4">Eu estou firmado no Salvador</text:p>
      <text:p text:style-name="P4"><text:span text:style-name="T7">S</text:span>ei que minha resposta vai se levantar</text:p>
      <text:p text:style-name="P4">Porque eu creio no sangue de Jesus</text:p>
      <text:p text:style-name="P4">Que me torna invencível pela fé</text:p>
      <text:p text:style-name="P4"><draw:custom-shape text:anchor-type="paragraph" draw:z-index="4" draw:style-name="gr1" draw:text-style-name="P6" svg:width="0.265cm" svg:height="0.715cm" svg:x="11.785cm" svg:y="-0.131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draw:frame text:anchor-type="paragraph" draw:z-index="5" draw:style-name="gr2" draw:text-style-name="P8" svg:width="1.059cm" svg:height="0.814cm" svg:x="12.049cm" svg:y="-0.229cm"><draw:text-box><text:p text:style-name="P7"><text:span text:style-name="T8">***</text:span></text:p><text:p text:style-name="P7"><text:span text:style-name="T9">2x</text:span></text:p></draw:text-box></draw:frame>Nada e ninguém pode me parar ou me deter</text:p>
      <text:p text:style-name="P4"/>
      <text:p text:style-name="P4"><draw:custom-shape text:anchor-type="paragraph" draw:z-index="6" draw:style-name="gr3" draw:text-style-name="P6" svg:width="0.265cm" svg:height="3.737cm" svg:x="11.388cm" svg:y="-0.145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draw:frame text:anchor-type="paragraph" draw:z-index="7" draw:style-name="gr4" draw:text-style-name="P8" svg:width="1.059cm" svg:height="2.437cm" svg:x="11.837cm" svg:y="0.445cm"><draw:text-box><text:p text:style-name="P9"><text:span text:style-name="T9">2x</text:span></text:p><text:p text:style-name="P9"><text:span text:style-name="T9">F</text:span></text:p><text:p text:style-name="P9"><text:span text:style-name="T9">I</text:span></text:p><text:p text:style-name="P9"><text:span text:style-name="T9">N</text:span></text:p><text:p text:style-name="P9"><text:span text:style-name="T9">A</text:span></text:p><text:p text:style-name="P9"><text:span text:style-name="T9">L</text:span></text:p></draw:text-box></draw:frame>Creio no Deus vivo, Rocha inabalável</text:p>
      <text:p text:style-name="P4">Eu confio em Ti meu Cristo</text:p>
      <text:p text:style-name="P4">Creio no impossível, eu ainda vou viver</text:p>
      <text:p text:style-name="P4">Aleluia, Creio em Ti</text:p>
      <text:p text:style-name="P4"/>
      <text:p text:style-name="P4">Creio em Ti; Creio em Ti</text:p>
      <text:p text:style-name="P4">Creio em Ti; Creio em T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7-04-29T19:37:11.657237988</dc:date>
    <meta:editing-cycles>24</meta:editing-cycles>
    <meta:editing-duration>PT31M11S</meta:editing-duration>
    <meta:generator>LibreOffice/5.2.6.2$Linux_X86_64 LibreOffice_project/20m0$Build-2</meta:generator>
    <meta:document-statistic meta:table-count="0" meta:image-count="0" meta:object-count="0" meta:page-count="1" meta:paragraph-count="34" meta:word-count="216" meta:character-count="1034" meta:non-whitespace-character-count="846"/>
  </office:meta>
</office:document-meta>
</file>